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088ea8" officeooo:paragraph-rsid="00088ea8"/>
    </style:style>
    <style:style style:name="P2" style:family="paragraph" style:parent-style-name="Standard" style:list-style-name="L1">
      <style:paragraph-properties fo:line-height="150%"/>
      <style:text-properties officeooo:rsid="00088ea8" officeooo:paragraph-rsid="00093f0c"/>
    </style:style>
    <style:style style:name="P3" style:family="paragraph" style:parent-style-name="Standard">
      <style:paragraph-properties fo:line-height="150%"/>
      <style:text-properties officeooo:rsid="00088ea8" officeooo:paragraph-rsid="00088ea8"/>
    </style:style>
    <style:style style:name="P4" style:family="paragraph" style:parent-style-name="Standard" style:list-style-name="L1">
      <style:paragraph-properties fo:line-height="150%"/>
      <style:text-properties officeooo:rsid="00093f0c" officeooo:paragraph-rsid="00093f0c"/>
    </style:style>
    <style:style style:name="T1" style:family="text">
      <style:text-properties officeooo:rsid="00093f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40267331" text:style-name="L1">
        <text:list-item>
          <text:p text:style-name="P1">As a user I should be able to login using my Spotify credentials because I want to access my Spotify information within the app.</text:p>
        </text:list-item>
        <text:list-item>
          <text:p text:style-name="P1">As a user I want to add other users as friends because I want to meet new friends.</text:p>
        </text:list-item>
        <text:list-item>
          <text:p text:style-name="P1">As a user I would like to have the option to message others to share music and chat.</text:p>
        </text:list-item>
        <text:list-item>
          <text:p text:style-name="P1">As a user I want to sedit my profile because I want other users to see this information.</text:p>
        </text:list-item>
        <text:list-item>
          <text:p text:style-name="P1">As a user I would like to meet others who share my music taste that do not have to be nearby because I want to be able to connect with others at all time.</text:p>
        </text:list-item>
        <text:list-item>
          <text:p text:style-name="P1">As a user I would like to create and modify a themed playlist that others can contribute to and rate songs which will edit the playlist accordingly because in a group everyone will enjoy the playlist.</text:p>
        </text:list-item>
        <text:list-item>
          <text:p text:style-name="P1">As a user I would like to see recent news articles about my music interests because I want to keep updated and share it with friends.</text:p>
        </text:list-item>
        <text:list-item>
          <text:p text:style-name="P1">As a user I I would like to create a playlist that a friend and I can add songs to because we want to make and upload the s<text:span text:style-name="T1">ame playlist to Spotify.</text:span></text:p>
        </text:list-item>
        <text:list-item>
          <text:p text:style-name="P2">As a user I <text:span text:style-name="T1">would like to send a song to a friend and recieve songs that I can add to a playlist because I want to save them to Spotify and listen to them later.</text:span></text:p>
        </text:list-item>
        <text:list-item>
          <text:p text:style-name="P4">As a user I want to enter an existing user’s username and add them as a friend because I directly know them.</text:p>
        </text:list-item>
        <text:list-item>
          <text:p text:style-name="P2">As a user I <text:span text:style-name="T1">I would like to find other users near by because I want to discover others who listen to similar music.</text:span></text:p>
        </text:list-item>
      </text:list>
      <text:p text:style-name="P3"/>
      <text:p text:style-name="P3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20:31:23.330480571</meta:creation-date>
    <meta:generator>LibreOffice/6.0.6.2$Linux_X86_64 LibreOffice_project/00m0$Build-2</meta:generator>
    <dc:date>2019-02-27T20:53:12.938252362</dc:date>
    <meta:editing-duration>PT4M5S</meta:editing-duration>
    <meta:editing-cycles>2</meta:editing-cycles>
    <meta:document-statistic meta:table-count="0" meta:image-count="0" meta:object-count="0" meta:page-count="1" meta:paragraph-count="13" meta:word-count="299" meta:character-count="1426" meta:non-whitespace-character-count="1147"/>
  </office:meta>
</office:document-meta>
</file>